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551in" svg:height="5.6783in" svg:x="8.2709in" svg:y="3.0744in">
            <draw:object draw:notify-on-update-of-ranges="Sheet1.A16:Sheet1.A16 Sheet1.A17:Sheet1.A24 Sheet1.B16:Sheet1.B16 Sheet1.B17:Sheet1.B24 Sheet1.C16:Sheet1.C16 Sheet1.C17:Sheet1.C24 Sheet1.D16:Sheet1.D16 Sheet1.D17:Sheet1.D24 Sheet1.E16:Sheet1.E16 Sheet1.E17:Sheet1.E24 Sheet1.F16:Sheet1.F16 Sheet1.F17:Sheet1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10msg/s</text:p>
          </table:table-cell>
          <table:table-cell office:value-type="string" calcext:value-type="string">
            <text:p>20msg/s</text:p>
          </table:table-cell>
          <table:table-cell office:value-type="string" calcext:value-type="string">
            <text:p>30msg/s</text:p>
          </table:table-cell>
          <table:table-cell office:value-type="string" calcext:value-type="string">
            <text:p>40msgs/s</text:p>
          </table:table-cell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3984" calcext:value-type="float">
            <text:p>3984</text:p>
          </table:table-cell>
          <table:table-cell office:value-type="float" office:value="26936" calcext:value-type="float">
            <text:p>26936</text:p>
          </table:table-cell>
          <table:table-cell office:value-type="float" office:value="14320" calcext:value-type="float">
            <text:p>14320</text:p>
          </table:table-cell>
          <table:table-cell office:value-type="float" office:value="4287" calcext:value-type="float">
            <text:p>4287</text:p>
          </table:table-cell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6185" calcext:value-type="float">
            <text:p>6185</text:p>
          </table:table-cell>
          <table:table-cell office:value-type="float" office:value="52929" calcext:value-type="float">
            <text:p>52929</text:p>
          </table:table-cell>
          <table:table-cell office:value-type="float" office:value="23564" calcext:value-type="float">
            <text:p>23564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7536" calcext:value-type="float">
            <text:p>7536</text:p>
          </table:table-cell>
          <table:table-cell office:value-type="float" office:value="110614" calcext:value-type="float">
            <text:p>110614</text:p>
          </table:table-cell>
          <table:table-cell office:value-type="float" office:value="30496" calcext:value-type="float">
            <text:p>30496</text:p>
          </table:table-cell>
          <table:table-cell office:value-type="float" office:value="9183" calcext:value-type="float">
            <text:p>9183</text:p>
          </table:table-cell>
          <table:table-cell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9493" calcext:value-type="float">
            <text:p>9493</text:p>
          </table:table-cell>
          <table:table-cell office:value-type="float" office:value="98629" calcext:value-type="float">
            <text:p>98629</text:p>
          </table:table-cell>
          <table:table-cell office:value-type="float" office:value="34695" calcext:value-type="float">
            <text:p>34695</text:p>
          </table:table-cell>
          <table:table-cell office:value-type="float" office:value="7126" calcext:value-type="float">
            <text:p>7126</text:p>
          </table:table-cell>
          <table:table-cell/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6803" calcext:value-type="float">
            <text:p>6803</text:p>
          </table:table-cell>
          <table:table-cell office:value-type="float" office:value="68958" calcext:value-type="float">
            <text:p>68958</text:p>
          </table:table-cell>
          <table:table-cell office:value-type="float" office:value="24359" calcext:value-type="float">
            <text:p>24359</text:p>
          </table:table-cell>
          <table:table-cell office:value-type="float" office:value="7208" calcext:value-type="float">
            <text:p>7208</text:p>
          </table:table-cell>
          <table:table-cell/>
        </table:table-row>
        <table:table-row table:style-name="ro1">
          <table:table-cell office:value-type="string" calcext:value-type="string">
            <text:p>#6</text:p>
          </table:table-cell>
          <table:table-cell office:value-type="float" office:value="2680" calcext:value-type="float">
            <text:p>2680</text:p>
          </table:table-cell>
          <table:table-cell office:value-type="float" office:value="29831" calcext:value-type="float">
            <text:p>29831</text:p>
          </table:table-cell>
          <table:table-cell office:value-type="float" office:value="22067" calcext:value-type="float">
            <text:p>22067</text:p>
          </table:table-cell>
          <table:table-cell office:value-type="float" office:value="3990" calcext:value-type="float">
            <text:p>3990</text:p>
          </table:table-cell>
          <table:table-cell/>
        </table:table-row>
        <table:table-row table:style-name="ro1">
          <table:table-cell office:value-type="string" calcext:value-type="string">
            <text:p>#7</text:p>
          </table:table-cell>
          <table:table-cell office:value-type="float" office:value="1402" calcext:value-type="float">
            <text:p>1402</text:p>
          </table:table-cell>
          <table:table-cell office:value-type="float" office:value="7524" calcext:value-type="float">
            <text:p>7524</text:p>
          </table:table-cell>
          <table:table-cell office:value-type="float" office:value="9724" calcext:value-type="float">
            <text:p>9724</text:p>
          </table:table-cell>
          <table:table-cell office:value-type="float" office:value="2241" calcext:value-type="float">
            <text:p>2241</text:p>
          </table:table-cell>
          <table:table-cell/>
        </table:table-row>
        <table:table-row table:style-name="ro1">
          <table:table-cell office:value-type="string" calcext:value-type="string">
            <text:p>#8</text:p>
          </table:table-cell>
          <table:table-cell office:value-type="float" office:value="301" calcext:value-type="float">
            <text:p>301</text:p>
          </table:table-cell>
          <table:table-cell office:value-type="float" office:value="2116" calcext:value-type="float">
            <text:p>2116</text:p>
          </table:table-cell>
          <table:table-cell office:value-type="float" office:value="2970" calcext:value-type="float">
            <text:p>2970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8384" calcext:value-type="float">
            <text:p>38384</text:p>
          </table:table-cell>
          <table:table-cell office:value-type="float" office:value="403339" calcext:value-type="float">
            <text:p>403339</text:p>
          </table:table-cell>
          <table:table-cell office:value-type="float" office:value="163978" calcext:value-type="float">
            <text:p>163978</text:p>
          </table:table-cell>
          <table:table-cell table:number-columns-repeated="2"/>
        </table:table-row>
        <table:table-row table:style-name="ro1">
          <table:table-cell/>
          <table:table-cell table:formula="of:=SUM([.B4:.B11])" office:value-type="float" office:value="38384" calcext:value-type="float">
            <text:p>38384</text:p>
          </table:table-cell>
          <table:table-cell table:formula="of:=SUM([.C4:.C11])" office:value-type="float" office:value="397537" calcext:value-type="float">
            <text:p>397537</text:p>
          </table:table-cell>
          <table:table-cell table:formula="of:=SUM([.D4:.D11])" office:value-type="float" office:value="162195" calcext:value-type="float">
            <text:p>162195</text:p>
          </table:table-cell>
          <table:table-cell table:formula="of:=SUM([.E4:.E11])" office:value-type="float" office:value="36986" calcext:value-type="float">
            <text:p>3698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10msg/s</text:p>
          </table:table-cell>
          <table:table-cell office:value-type="string" calcext:value-type="string">
            <text:p>20msg/s</text:p>
          </table:table-cell>
          <table:table-cell office:value-type="string" calcext:value-type="string">
            <text:p>30msg/s</text:p>
          </table:table-cell>
          <table:table-cell office:value-type="string" calcext:value-type="string">
            <text:p>40msg/s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formula="of:= [.B4]/[.B$13]" office:value-type="float" office:value="0.103793247186328" calcext:value-type="float">
            <text:p>0.103793247186328</text:p>
          </table:table-cell>
          <table:table-cell table:formula="of:= [.C4]/[.C$13]" office:value-type="float" office:value="0.0677572150516807" calcext:value-type="float">
            <text:p>0.067757215051681</text:p>
          </table:table-cell>
          <table:table-cell table:formula="of:= [.D4]/[.D$13]" office:value-type="float" office:value="0.0882887881870588" calcext:value-type="float">
            <text:p>0.088288788187059</text:p>
          </table:table-cell>
          <table:table-cell table:formula="of:= [.E4]/[.E$13]" office:value-type="float" office:value="0.115908722219218" calcext:value-type="float">
            <text:p>0.115908722219218</text:p>
          </table:table-cell>
          <table:table-cell table:formula="of:=POISSON(1;5;0)" office:value-type="float" office:value="0.0336897349954273" calcext:value-type="float">
            <text:p>0.033689734995427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formula="of:= [.B5]/[.B$13]" office:value-type="float" office:value="0.161134847853272" calcext:value-type="float">
            <text:p>0.161134847853272</text:p>
          </table:table-cell>
          <table:table-cell table:formula="of:= [.C5]/[.C$13]" office:value-type="float" office:value="0.133142323859163" calcext:value-type="float">
            <text:p>0.133142323859163</text:p>
          </table:table-cell>
          <table:table-cell table:formula="of:= [.D5]/[.D$13]" office:value-type="float" office:value="0.1452819137458" calcext:value-type="float">
            <text:p>0.1452819137458</text:p>
          </table:table-cell>
          <table:table-cell table:formula="of:= [.E5]/[.E$13]" office:value-type="float" office:value="0.0679446276969664" calcext:value-type="float">
            <text:p>0.067944627696967</text:p>
          </table:table-cell>
          <table:table-cell table:formula="of:=POISSON(2;5;0)" office:value-type="float" office:value="0.0842243374885683" calcext:value-type="float">
            <text:p>0.084224337488568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formula="of:= [.B6]/[.B$13]" office:value-type="float" office:value="0.196331804918716" calcext:value-type="float">
            <text:p>0.196331804918716</text:p>
          </table:table-cell>
          <table:table-cell table:formula="of:= [.C6]/[.C$13]" office:value-type="float" office:value="0.278248313993414" calcext:value-type="float">
            <text:p>0.278248313993414</text:p>
          </table:table-cell>
          <table:table-cell table:formula="of:= [.D6]/[.D$13]" office:value-type="float" office:value="0.188020592496686" calcext:value-type="float">
            <text:p>0.188020592496686</text:p>
          </table:table-cell>
          <table:table-cell table:formula="of:= [.E6]/[.E$13]" office:value-type="float" office:value="0.248283134158871" calcext:value-type="float">
            <text:p>0.248283134158871</text:p>
          </table:table-cell>
          <table:table-cell table:formula="of:=POISSON(3;5;0)" office:value-type="float" office:value="0.140373895814281" calcext:value-type="float">
            <text:p>0.140373895814281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table:formula="of:= [.B7]/[.B$13]" office:value-type="float" office:value="0.247316590245936" calcext:value-type="float">
            <text:p>0.247316590245936</text:p>
          </table:table-cell>
          <table:table-cell table:formula="of:= [.C7]/[.C$13]" office:value-type="float" office:value="0.248100176838885" calcext:value-type="float">
            <text:p>0.248100176838885</text:p>
          </table:table-cell>
          <table:table-cell table:formula="of:= [.D7]/[.D$13]" office:value-type="float" office:value="0.213909183390363" calcext:value-type="float">
            <text:p>0.213909183390363</text:p>
          </table:table-cell>
          <table:table-cell table:formula="of:= [.E7]/[.E$13]" office:value-type="float" office:value="0.192667495809225" calcext:value-type="float">
            <text:p>0.192667495809225</text:p>
          </table:table-cell>
          <table:table-cell table:formula="of:=POISSON(4;5;0)" office:value-type="float" office:value="0.175467369767851" calcext:value-type="float">
            <text:p>0.175467369767851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table:formula="of:= [.B8]/[.B$13]" office:value-type="float" office:value="0.177235306377657" calcext:value-type="float">
            <text:p>0.177235306377657</text:p>
          </table:table-cell>
          <table:table-cell table:formula="of:= [.C8]/[.C$13]" office:value-type="float" office:value="0.173463099032291" calcext:value-type="float">
            <text:p>0.173463099032291</text:p>
          </table:table-cell>
          <table:table-cell table:formula="of:= [.D8]/[.D$13]" office:value-type="float" office:value="0.150183421190542" calcext:value-type="float">
            <text:p>0.150183421190542</text:p>
          </table:table-cell>
          <table:table-cell table:formula="of:= [.E8]/[.E$13]" office:value-type="float" office:value="0.194884550911156" calcext:value-type="float">
            <text:p>0.194884550911156</text:p>
          </table:table-cell>
          <table:table-cell table:formula="of:=POISSON(5;5;0)" office:value-type="float" office:value="0.175467369767851" calcext:value-type="float">
            <text:p>0.175467369767851</text:p>
          </table:table-cell>
        </table:table-row>
        <table:table-row table:style-name="ro1">
          <table:table-cell office:value-type="string" calcext:value-type="string">
            <text:p>#6</text:p>
          </table:table-cell>
          <table:table-cell table:formula="of:= [.B9]/[.B$13]" office:value-type="float" office:value="0.0698207586494373" calcext:value-type="float">
            <text:p>0.069820758649437</text:p>
          </table:table-cell>
          <table:table-cell table:formula="of:= [.C9]/[.C$13]" office:value-type="float" office:value="0.0750395560664793" calcext:value-type="float">
            <text:p>0.075039556066479</text:p>
          </table:table-cell>
          <table:table-cell table:formula="of:= [.D9]/[.D$13]" office:value-type="float" office:value="0.136052282746077" calcext:value-type="float">
            <text:p>0.136052282746077</text:p>
          </table:table-cell>
          <table:table-cell table:formula="of:= [.E9]/[.E$13]" office:value-type="float" office:value="0.107878656789055" calcext:value-type="float">
            <text:p>0.107878656789055</text:p>
          </table:table-cell>
          <table:table-cell table:formula="of:=POISSON(6;5;0)" office:value-type="float" office:value="0.146222808139876" calcext:value-type="float">
            <text:p>0.146222808139876</text:p>
          </table:table-cell>
        </table:table-row>
        <table:table-row table:style-name="ro1">
          <table:table-cell office:value-type="string" calcext:value-type="string">
            <text:p>#7</text:p>
          </table:table-cell>
          <table:table-cell table:formula="of:= [.B10]/[.B$13]" office:value-type="float" office:value="0.036525635681534" calcext:value-type="float">
            <text:p>0.036525635681534</text:p>
          </table:table-cell>
          <table:table-cell table:formula="of:= [.C10]/[.C$13]" office:value-type="float" office:value="0.0189265401711036" calcext:value-type="float">
            <text:p>0.018926540171104</text:p>
          </table:table-cell>
          <table:table-cell table:formula="of:= [.D10]/[.D$13]" office:value-type="float" office:value="0.059952526280095" calcext:value-type="float">
            <text:p>0.059952526280095</text:p>
          </table:table-cell>
          <table:table-cell table:formula="of:= [.E10]/[.E$13]" office:value-type="float" office:value="0.060590493700319" calcext:value-type="float">
            <text:p>0.060590493700319</text:p>
          </table:table-cell>
          <table:table-cell table:formula="of:=POISSON(7;5;0)" office:value-type="float" office:value="0.104444862957054" calcext:value-type="float">
            <text:p>0.104444862957054</text:p>
          </table:table-cell>
        </table:table-row>
        <table:table-row table:style-name="ro1">
          <table:table-cell office:value-type="string" calcext:value-type="string">
            <text:p>#8</text:p>
          </table:table-cell>
          <table:table-cell table:formula="of:= [.B11]/[.B$13]" office:value-type="float" office:value="0.00784180908711963" calcext:value-type="float">
            <text:p>0.00784180908712</text:p>
          </table:table-cell>
          <table:table-cell table:formula="of:= [.C11]/[.C$13]" office:value-type="float" office:value="0.00532277498698234" calcext:value-type="float">
            <text:p>0.005322774986982</text:p>
          </table:table-cell>
          <table:table-cell table:formula="of:= [.D11]/[.D$13]" office:value-type="float" office:value="0.0183112919633774" calcext:value-type="float">
            <text:p>0.018311291963378</text:p>
          </table:table-cell>
          <table:table-cell table:formula="of:= [.E11]/[.E$13]" office:value-type="float" office:value="0.0118423187151895" calcext:value-type="float">
            <text:p>0.01184231871519</text:p>
          </table:table-cell>
          <table:table-cell table:formula="of:=POISSON(8;5;0)" office:value-type="float" office:value="0.0652780393481588" calcext:value-type="float">
            <text:p>0.06527803934815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number-columns-repeated="5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 [.B$28]/1*[.B17]" office:value-type="float" office:value="103.793247186328" calcext:value-type="float">
            <text:p>103.793247186328</text:p>
          </table:table-cell>
          <table:table-cell table:formula="of:= [.C$28]/1*[.C17]" office:value-type="float" office:value="67.7572150516807" calcext:value-type="float">
            <text:p>67.7572150516807</text:p>
          </table:table-cell>
          <table:table-cell table:formula="of:= [.D$28]/1*[.D17]" office:value-type="float" office:value="88.2887881870588" calcext:value-type="float">
            <text:p>88.2887881870588</text:p>
          </table:table-cell>
          <table:table-cell table:formula="of:= [.E$28]/1*[.E17]" office:value-type="float" office:value="115.908722219218" calcext:value-type="float">
            <text:p>115.908722219218</text:p>
          </table:table-cell>
          <table:table-cell table:formula="of:= [.F$28]/1*[.F17]" office:value-type="float" office:value="33.6897349954273" calcext:value-type="float">
            <text:p>33.6897349954273</text:p>
          </table:table-cell>
        </table:table-row>
        <table:table-row table:style-name="ro1">
          <table:table-cell/>
          <table:table-cell table:formula="of:=[.B$28]/2*[.B18]" office:value-type="float" office:value="80.5674239266361" calcext:value-type="float">
            <text:p>80.5674239266361</text:p>
          </table:table-cell>
          <table:table-cell table:formula="of:=[.C$28]/2*[.C18]" office:value-type="float" office:value="66.5711619295814" calcext:value-type="float">
            <text:p>66.5711619295814</text:p>
          </table:table-cell>
          <table:table-cell table:formula="of:=[.D$28]/2*[.D18]" office:value-type="float" office:value="72.6409568728999" calcext:value-type="float">
            <text:p>72.6409568728999</text:p>
          </table:table-cell>
          <table:table-cell table:formula="of:=[.E$28]/2*[.E18]" office:value-type="float" office:value="33.9723138484832" calcext:value-type="float">
            <text:p>33.9723138484832</text:p>
          </table:table-cell>
          <table:table-cell table:formula="of:=[.F$28]/2*[.F18]" office:value-type="float" office:value="42.1121687442842" calcext:value-type="float">
            <text:p>42.1121687442842</text:p>
          </table:table-cell>
        </table:table-row>
        <table:table-row table:style-name="ro1">
          <table:table-cell/>
          <table:table-cell table:formula="of:= [.B$28]/3*[.B19]" office:value-type="float" office:value="65.4439349729054" calcext:value-type="float">
            <text:p>65.4439349729054</text:p>
          </table:table-cell>
          <table:table-cell table:formula="of:= [.C$28]/3*[.C19]" office:value-type="float" office:value="92.7494379978048" calcext:value-type="float">
            <text:p>92.7494379978048</text:p>
          </table:table-cell>
          <table:table-cell table:formula="of:= [.D$28]/3*[.D19]" office:value-type="float" office:value="62.6735308322287" calcext:value-type="float">
            <text:p>62.6735308322287</text:p>
          </table:table-cell>
          <table:table-cell table:formula="of:= [.E$28]/3*[.E19]" office:value-type="float" office:value="82.7610447196236" calcext:value-type="float">
            <text:p>82.7610447196236</text:p>
          </table:table-cell>
          <table:table-cell table:formula="of:= [.F$28]/3*[.F19]" office:value-type="float" office:value="46.7912986047602" calcext:value-type="float">
            <text:p>46.7912986047602</text:p>
          </table:table-cell>
        </table:table-row>
        <table:table-row table:style-name="ro1">
          <table:table-cell/>
          <table:table-cell table:formula="of:=[.B$28]/4*[.B20]" office:value-type="float" office:value="61.829147561484" calcext:value-type="float">
            <text:p>61.829147561484</text:p>
          </table:table-cell>
          <table:table-cell table:formula="of:=[.C$28]/4*[.C20]" office:value-type="float" office:value="62.0250442097214" calcext:value-type="float">
            <text:p>62.0250442097214</text:p>
          </table:table-cell>
          <table:table-cell table:formula="of:=[.D$28]/4*[.D20]" office:value-type="float" office:value="53.4772958475909" calcext:value-type="float">
            <text:p>53.4772958475909</text:p>
          </table:table-cell>
          <table:table-cell table:formula="of:=[.E$28]/4*[.E20]" office:value-type="float" office:value="48.1668739523063" calcext:value-type="float">
            <text:p>48.1668739523063</text:p>
          </table:table-cell>
          <table:table-cell table:formula="of:=[.F$28]/4*[.F20]" office:value-type="float" office:value="43.8668424419627" calcext:value-type="float">
            <text:p>43.8668424419627</text:p>
          </table:table-cell>
        </table:table-row>
        <table:table-row table:style-name="ro1">
          <table:table-cell/>
          <table:table-cell table:formula="of:= [.B$28]/5*[.B21]" office:value-type="float" office:value="35.4470612755315" calcext:value-type="float">
            <text:p>35.4470612755315</text:p>
          </table:table-cell>
          <table:table-cell table:formula="of:= [.C$28]/5*[.C21]" office:value-type="float" office:value="34.6926198064583" calcext:value-type="float">
            <text:p>34.6926198064583</text:p>
          </table:table-cell>
          <table:table-cell table:formula="of:= [.D$28]/5*[.D21]" office:value-type="float" office:value="30.0366842381085" calcext:value-type="float">
            <text:p>30.0366842381085</text:p>
          </table:table-cell>
          <table:table-cell table:formula="of:= [.E$28]/5*[.E21]" office:value-type="float" office:value="38.9769101822311" calcext:value-type="float">
            <text:p>38.9769101822311</text:p>
          </table:table-cell>
          <table:table-cell table:formula="of:= [.F$28]/5*[.F21]" office:value-type="float" office:value="35.0934739535701" calcext:value-type="float">
            <text:p>35.0934739535701</text:p>
          </table:table-cell>
        </table:table-row>
        <table:table-row table:style-name="ro1">
          <table:table-cell/>
          <table:table-cell table:formula="of:=[.B$28]/6*[.B22]" office:value-type="float" office:value="11.6367931082395" calcext:value-type="float">
            <text:p>11.6367931082395</text:p>
          </table:table-cell>
          <table:table-cell table:formula="of:=[.C$28]/6*[.C22]" office:value-type="float" office:value="12.5065926777466" calcext:value-type="float">
            <text:p>12.5065926777466</text:p>
          </table:table-cell>
          <table:table-cell table:formula="of:=[.D$28]/6*[.D22]" office:value-type="float" office:value="22.6753804576795" calcext:value-type="float">
            <text:p>22.6753804576795</text:p>
          </table:table-cell>
          <table:table-cell table:formula="of:=[.E$28]/6*[.E22]" office:value-type="float" office:value="17.9797761315092" calcext:value-type="float">
            <text:p>17.9797761315092</text:p>
          </table:table-cell>
          <table:table-cell table:formula="of:=[.F$28]/6*[.F22]" office:value-type="float" office:value="24.3704680233126" calcext:value-type="float">
            <text:p>24.3704680233126</text:p>
          </table:table-cell>
        </table:table-row>
        <table:table-row table:style-name="ro1">
          <table:table-cell/>
          <table:table-cell table:formula="of:= [.B$28]/7*[.B23]" office:value-type="float" office:value="5.21794795450485" calcext:value-type="float">
            <text:p>5.21794795450485</text:p>
          </table:table-cell>
          <table:table-cell table:formula="of:= [.C$28]/7*[.C23]" office:value-type="float" office:value="2.7037914530148" calcext:value-type="float">
            <text:p>2.7037914530148</text:p>
          </table:table-cell>
          <table:table-cell table:formula="of:= [.D$28]/7*[.D23]" office:value-type="float" office:value="8.56464661144214" calcext:value-type="float">
            <text:p>8.56464661144214</text:p>
          </table:table-cell>
          <table:table-cell table:formula="of:= [.E$28]/7*[.E23]" office:value-type="float" office:value="8.65578481433129" calcext:value-type="float">
            <text:p>8.65578481433129</text:p>
          </table:table-cell>
          <table:table-cell table:formula="of:= [.F$28]/7*[.F23]" office:value-type="float" office:value="14.9206947081506" calcext:value-type="float">
            <text:p>14.9206947081506</text:p>
          </table:table-cell>
        </table:table-row>
        <table:table-row table:style-name="ro1">
          <table:table-cell/>
          <table:table-cell table:formula="of:=[.B$28]/8*[.B24]" office:value-type="float" office:value="0.980226135889954" calcext:value-type="float">
            <text:p>0.980226135889954</text:p>
          </table:table-cell>
          <table:table-cell table:formula="of:=[.C$28]/8*[.C24]" office:value-type="float" office:value="0.665346873372793" calcext:value-type="float">
            <text:p>0.665346873372793</text:p>
          </table:table-cell>
          <table:table-cell table:formula="of:=[.D$28]/8*[.D24]" office:value-type="float" office:value="2.28891149542218" calcext:value-type="float">
            <text:p>2.28891149542218</text:p>
          </table:table-cell>
          <table:table-cell table:formula="of:=[.E$28]/8*[.E24]" office:value-type="float" office:value="1.48028983939869" calcext:value-type="float">
            <text:p>1.48028983939869</text:p>
          </table:table-cell>
          <table:table-cell table:formula="of:=[.F$28]/8*[.F24]" office:value-type="float" office:value="8.15975491851984" calcext:value-type="float">
            <text:p>8.159754918519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 SUM([.B29:.B36])" office:value-type="float" office:value="364.915782121519" calcext:value-type="float">
            <text:p>364.915782121519</text:p>
          </table:table-cell>
          <table:table-cell table:formula="of:= SUM([.C29:.C36])" office:value-type="float" office:value="339.671209999381" calcext:value-type="float">
            <text:p>339.671209999381</text:p>
          </table:table-cell>
          <table:table-cell table:formula="of:= SUM([.D29:.D36])" office:value-type="float" office:value="340.646194542431" calcext:value-type="float">
            <text:p>340.646194542431</text:p>
          </table:table-cell>
          <table:table-cell table:formula="of:= SUM([.E29:.E36])" office:value-type="float" office:value="347.901715707101" calcext:value-type="float">
            <text:p>347.901715707101</text:p>
          </table:table-cell>
          <table:table-cell table:formula="of:= SUM([.F29:.F36])" office:value-type="float" office:value="249.004436389988" calcext:value-type="float">
            <text:p>249.004436389988</text:p>
          </table:table-cell>
        </table:table-row>
        <table:table-row table:style-name="ro1">
          <table:table-cell/>
          <table:table-cell table:formula="of:= [.B38]/[.B28]" office:value-type="float" office:value="0.364915782121519" calcext:value-type="float">
            <text:p>0.364915782121519</text:p>
          </table:table-cell>
          <table:table-cell table:formula="of:= [.C38]/[.C28]" office:value-type="float" office:value="0.339671209999381" calcext:value-type="float">
            <text:p>0.339671209999381</text:p>
          </table:table-cell>
          <table:table-cell table:formula="of:= [.D38]/[.D28]" office:value-type="float" office:value="0.34064619454243" calcext:value-type="float">
            <text:p>0.34064619454243</text:p>
          </table:table-cell>
          <table:table-cell table:formula="of:= [.E38]/[.E28]" office:value-type="float" office:value="0.347901715707101" calcext:value-type="float">
            <text:p>0.347901715707101</text:p>
          </table:table-cell>
          <table:table-cell table:formula="of:= [.F38]/[.F28]" office:value-type="float" office:value="0.249004436389987" calcext:value-type="float">
            <text:p>0.249004436389987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10msg/s</text:p>
          </table:table-cell>
          <table:table-cell office:value-type="string" calcext:value-type="string">
            <text:p>20msg/s</text:p>
          </table:table-cell>
          <table:table-cell office:value-type="string" calcext:value-type="string">
            <text:p>30msg/s</text:p>
          </table:table-cell>
          <table:table-cell office:value-type="string" calcext:value-type="string">
            <text:p>40msg/s</text:p>
          </table:table-cell>
          <table:table-cell/>
        </table:table-row>
        <table:table-row table:style-name="ro1">
          <table:table-cell/>
          <table:table-cell table:style-name="ce1" office:value-type="percentage" office:value="0.364915782121519" calcext:value-type="percentage">
            <text:p>36.49%</text:p>
          </table:table-cell>
          <table:table-cell table:style-name="ce1" office:value-type="percentage" office:value="0.339671209999381" calcext:value-type="percentage">
            <text:p>33.97%</text:p>
          </table:table-cell>
          <table:table-cell table:style-name="ce1" office:value-type="percentage" office:value="0.34064619454243" calcext:value-type="percentage">
            <text:p>34.06%</text:p>
          </table:table-cell>
          <table:table-cell table:style-name="ce1" office:value-type="percentage" office:value="0.347901715707101" calcext:value-type="percentage">
            <text:p>34.79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00:16:38.039867078</meta:creation-date>
    <dc:date>2022-05-19T09:09:19.218246969</dc:date>
    <meta:editing-duration>PT15M56S</meta:editing-duration>
    <meta:editing-cycles>1</meta:editing-cycles>
    <meta:document-statistic meta:table-count="1" meta:cell-count="16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63cm" svg:height="14.424cm" xlink:href=".." xlink:type="simple" chart:class="chart:line" chart:style-name="ch1">
        <chart:title svg:x="9.469cm" svg:y="0.424cm" chart:style-name="ch2">
          <text:p>Msgs in multiple blocks</text:p>
        </chart:title>
        <chart:legend chart:legend-position="end" svg:x="21.096cm" svg:y="5.917cm" style:legend-expansion="high" chart:style-name="ch3"/>
        <chart:plot-area chart:style-name="ch4" table:cell-range-address="Sheet1.A16:Sheet1.F24" chart:data-source-has-labels="both" svg:x="1.486cm" svg:y="1.491cm" svg:width="19.135cm" svg:height="11.664cm">
          <chartooo:coordinate-region svg:x="2.398cm" svg:y="1.691cm" svg:width="18.036cm" svg:height="10.817cm"/>
          <chart:axis chart:dimension="x" chart:name="primary-x" chart:style-name="ch5" chartooo:axis-type="auto">
            <chartooo:date-scale/>
            <chart:title svg:x="10.228cm" svg:y="13.443cm" chart:style-name="ch6">
              <text:p># of blocks</text:p>
            </chart:title>
            <chart:categories table:cell-range-address="Sheet1.A17:Sheet1.A24"/>
          </chart:axis>
          <chart:axis chart:dimension="y" chart:name="primary-y" chart:style-name="ch5">
            <chart:title svg:x="0.451cm" svg:y="8.478cm" chart:style-name="ch7">
              <text:p>% of messages</text:p>
            </chart:title>
            <chart:grid chart:style-name="ch8" chart:class="major"/>
          </chart:axis>
          <chart:series chart:style-name="ch9" chart:values-cell-range-address="Sheet1.B17:Sheet1.B24" chart:label-cell-address="Sheet1.B16:Sheet1.B16" chart:class="chart:line">
            <chart:data-point chart:repeated="8"/>
          </chart:series>
          <chart:series chart:style-name="ch10" chart:values-cell-range-address="Sheet1.C17:Sheet1.C24" chart:label-cell-address="Sheet1.C16:Sheet1.C16" chart:class="chart:line">
            <chart:data-point chart:repeated="8"/>
          </chart:series>
          <chart:series chart:style-name="ch11" chart:values-cell-range-address="Sheet1.D17:Sheet1.D24" chart:label-cell-address="Sheet1.D16:Sheet1.D16" chart:class="chart:line">
            <chart:data-point chart:repeated="8"/>
          </chart:series>
          <chart:series chart:style-name="ch12" chart:values-cell-range-address="Sheet1.E17:Sheet1.E24" chart:label-cell-address="Sheet1.E16:Sheet1.E16" chart:class="chart:line">
            <chart:data-point chart:repeated="8"/>
          </chart:series>
          <chart:series chart:style-name="ch13" chart:values-cell-range-address="Sheet1.F17:Sheet1.F24" chart:label-cell-address="Sheet1.F16:Sheet1.F16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msg/s</text:p>
                <draw:g>
                  <svg:desc>Sheet1.B16:Sheet1.B16</svg:desc>
                </draw:g>
              </table:table-cell>
              <table:table-cell office:value-type="string">
                <text:p>20msg/s</text:p>
                <draw:g>
                  <svg:desc>Sheet1.C16:Sheet1.C16</svg:desc>
                </draw:g>
              </table:table-cell>
              <table:table-cell office:value-type="string">
                <text:p>30msg/s</text:p>
                <draw:g>
                  <svg:desc>Sheet1.D16:Sheet1.D16</svg:desc>
                </draw:g>
              </table:table-cell>
              <table:table-cell office:value-type="string">
                <text:p>40msg/s</text:p>
                <draw:g>
                  <svg:desc>Sheet1.E16:Sheet1.E16</svg:desc>
                </draw:g>
              </table:table-cell>
              <table:table-cell office:value-type="string">
                <text:p>Poisson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1</text:p>
                <draw:g>
                  <svg:desc>Sheet1.A17:Sheet1.A24</svg:desc>
                </draw:g>
              </table:table-cell>
              <table:table-cell office:value-type="float" office:value="0.103793247186328">
                <text:p>0.103793247186328</text:p>
                <draw:g>
                  <svg:desc>Sheet1.B17:Sheet1.B24</svg:desc>
                </draw:g>
              </table:table-cell>
              <table:table-cell office:value-type="float" office:value="0.0677572150516807">
                <text:p>0.0677572150516807</text:p>
                <draw:g>
                  <svg:desc>Sheet1.C17:Sheet1.C24</svg:desc>
                </draw:g>
              </table:table-cell>
              <table:table-cell office:value-type="float" office:value="0.0882887881870588">
                <text:p>0.0882887881870588</text:p>
                <draw:g>
                  <svg:desc>Sheet1.D17:Sheet1.D24</svg:desc>
                </draw:g>
              </table:table-cell>
              <table:table-cell office:value-type="float" office:value="0.115908722219218">
                <text:p>0.115908722219218</text:p>
                <draw:g>
                  <svg:desc>Sheet1.E17:Sheet1.E24</svg:desc>
                </draw:g>
              </table:table-cell>
              <table:table-cell office:value-type="float" office:value="0.0336897349954273">
                <text:p>0.0336897349954273</text:p>
                <draw:g>
                  <svg:desc>Sheet1.F17:Sheet1.F24</svg:desc>
                </draw:g>
              </table:table-cell>
            </table:table-row>
            <table:table-row>
              <table:table-cell office:value-type="string">
                <text:p>#2</text:p>
              </table:table-cell>
              <table:table-cell office:value-type="float" office:value="0.161134847853272">
                <text:p>0.161134847853272</text:p>
              </table:table-cell>
              <table:table-cell office:value-type="float" office:value="0.133142323859163">
                <text:p>0.133142323859163</text:p>
              </table:table-cell>
              <table:table-cell office:value-type="float" office:value="0.1452819137458">
                <text:p>0.1452819137458</text:p>
              </table:table-cell>
              <table:table-cell office:value-type="float" office:value="0.0679446276969664">
                <text:p>0.0679446276969664</text:p>
              </table:table-cell>
              <table:table-cell office:value-type="float" office:value="0.0842243374885683">
                <text:p>0.0842243374885683</text:p>
              </table:table-cell>
            </table:table-row>
            <table:table-row>
              <table:table-cell office:value-type="string">
                <text:p>#3</text:p>
              </table:table-cell>
              <table:table-cell office:value-type="float" office:value="0.196331804918716">
                <text:p>0.196331804918716</text:p>
              </table:table-cell>
              <table:table-cell office:value-type="float" office:value="0.278248313993414">
                <text:p>0.278248313993414</text:p>
              </table:table-cell>
              <table:table-cell office:value-type="float" office:value="0.188020592496686">
                <text:p>0.188020592496686</text:p>
              </table:table-cell>
              <table:table-cell office:value-type="float" office:value="0.248283134158871">
                <text:p>0.248283134158871</text:p>
              </table:table-cell>
              <table:table-cell office:value-type="float" office:value="0.140373895814281">
                <text:p>0.140373895814281</text:p>
              </table:table-cell>
            </table:table-row>
            <table:table-row>
              <table:table-cell office:value-type="string">
                <text:p>#4</text:p>
              </table:table-cell>
              <table:table-cell office:value-type="float" office:value="0.247316590245936">
                <text:p>0.247316590245936</text:p>
              </table:table-cell>
              <table:table-cell office:value-type="float" office:value="0.248100176838885">
                <text:p>0.248100176838885</text:p>
              </table:table-cell>
              <table:table-cell office:value-type="float" office:value="0.213909183390363">
                <text:p>0.213909183390363</text:p>
              </table:table-cell>
              <table:table-cell office:value-type="float" office:value="0.192667495809225">
                <text:p>0.192667495809225</text:p>
              </table:table-cell>
              <table:table-cell office:value-type="float" office:value="0.175467369767851">
                <text:p>0.175467369767851</text:p>
              </table:table-cell>
            </table:table-row>
            <table:table-row>
              <table:table-cell office:value-type="string">
                <text:p>#5</text:p>
              </table:table-cell>
              <table:table-cell office:value-type="float" office:value="0.177235306377657">
                <text:p>0.177235306377657</text:p>
              </table:table-cell>
              <table:table-cell office:value-type="float" office:value="0.173463099032291">
                <text:p>0.173463099032291</text:p>
              </table:table-cell>
              <table:table-cell office:value-type="float" office:value="0.150183421190542">
                <text:p>0.150183421190542</text:p>
              </table:table-cell>
              <table:table-cell office:value-type="float" office:value="0.194884550911156">
                <text:p>0.194884550911156</text:p>
              </table:table-cell>
              <table:table-cell office:value-type="float" office:value="0.175467369767851">
                <text:p>0.175467369767851</text:p>
              </table:table-cell>
            </table:table-row>
            <table:table-row>
              <table:table-cell office:value-type="string">
                <text:p>#6</text:p>
              </table:table-cell>
              <table:table-cell office:value-type="float" office:value="0.0698207586494373">
                <text:p>0.0698207586494373</text:p>
              </table:table-cell>
              <table:table-cell office:value-type="float" office:value="0.0750395560664793">
                <text:p>0.0750395560664793</text:p>
              </table:table-cell>
              <table:table-cell office:value-type="float" office:value="0.136052282746077">
                <text:p>0.136052282746077</text:p>
              </table:table-cell>
              <table:table-cell office:value-type="float" office:value="0.107878656789055">
                <text:p>0.107878656789055</text:p>
              </table:table-cell>
              <table:table-cell office:value-type="float" office:value="0.146222808139876">
                <text:p>0.146222808139876</text:p>
              </table:table-cell>
            </table:table-row>
            <table:table-row>
              <table:table-cell office:value-type="string">
                <text:p>#7</text:p>
              </table:table-cell>
              <table:table-cell office:value-type="float" office:value="0.036525635681534">
                <text:p>0.036525635681534</text:p>
              </table:table-cell>
              <table:table-cell office:value-type="float" office:value="0.0189265401711036">
                <text:p>0.0189265401711036</text:p>
              </table:table-cell>
              <table:table-cell office:value-type="float" office:value="0.059952526280095">
                <text:p>0.059952526280095</text:p>
              </table:table-cell>
              <table:table-cell office:value-type="float" office:value="0.060590493700319">
                <text:p>0.060590493700319</text:p>
              </table:table-cell>
              <table:table-cell office:value-type="float" office:value="0.104444862957054">
                <text:p>0.104444862957054</text:p>
              </table:table-cell>
            </table:table-row>
            <table:table-row>
              <table:table-cell office:value-type="string">
                <text:p>#8</text:p>
              </table:table-cell>
              <table:table-cell office:value-type="float" office:value="0.00784180908711963">
                <text:p>0.00784180908711963</text:p>
              </table:table-cell>
              <table:table-cell office:value-type="float" office:value="0.00532277498698234">
                <text:p>0.00532277498698234</text:p>
              </table:table-cell>
              <table:table-cell office:value-type="float" office:value="0.0183112919633774">
                <text:p>0.0183112919633774</text:p>
              </table:table-cell>
              <table:table-cell office:value-type="float" office:value="0.0118423187151895">
                <text:p>0.0118423187151895</text:p>
              </table:table-cell>
              <table:table-cell office:value-type="float" office:value="0.0652780393481588">
                <text:p>0.0652780393481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